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atoWeb" svg:font-family="LatoWeb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T1" style:family="text">
      <style:text-properties fo:font-variant="normal" fo:text-transform="none" fo:color="#2d3b45" loext:opacity="100%" style:font-name="LatoWeb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9gy6viYaEVr9dfv1DQc5RZh2yLTS7EhzHSUAJF5P5wyOvnqtCCoXFWTKwheTxiu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atoWeb" svg:font-family="LatoWeb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1T14:07:29.959000000</meta:creation-date>
    <dc:date>2023-04-01T14:08:05.593000000</dc:date>
    <meta:editing-duration>PT36S</meta:editing-duration>
    <meta:editing-cycles>1</meta:editing-cycles>
    <meta:document-statistic meta:table-count="0" meta:image-count="0" meta:object-count="0" meta:page-count="1" meta:paragraph-count="1" meta:word-count="1" meta:character-count="64" meta:non-whitespace-character-count="64"/>
    <meta:generator>LibreOffice/7.3.5.2$Windows_X86_64 LibreOffice_project/184fe81b8c8c30d8b5082578aee2fed2ea847c01</meta:generator>
  </office:meta>
</office:document-meta>
</file>